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bleHandlerMethodTests.invocationTar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vocableHandlerMethodTests.exceptionInResolving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.handle( double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ocableHandlerMethodTests.resolveProvidedArg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RaisingArgumentResolver.resolveArgument( MethodParameter parameter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getStubResolve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resolveNoAr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cableHandlerMethodTests.invoke( Object handler , Method method , Object ... provided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r.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ocableHandlerMethodTests.cannotResolv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Raising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invocation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bleHandlerMethodTests.resolv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ndler.handle( Integer intArg , String string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handleWithException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resolveProvided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bleHandlerMethodTests.illegalArg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